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IBM Plex Mono" svg:font-family="'IBM Plex Mono'" style:font-adornments="Regular" style:font-family-generic="modern" style:font-pitch="fixed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757575" draw:opacity="100%" draw:textarea-horizontal-align="justify" draw:textarea-vertical-align="middle" draw:auto-grow-height="false" fo:min-height="5.528cm" fo:min-width="27.4cm" fo:padding-top="0.175cm" fo:padding-bottom="0.175cm" fo:padding-left="0.3cm" fo:padding-right="0.3cm" draw:shadow-opacity="100%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1cm" svg:stroke-color="#000000" draw:marker-start-width="0.35cm" draw:marker-end-width="0.35cm" svg:stroke-linecap="round" draw:fill="solid" draw:fill-color="#616161" draw:textarea-horizontal-align="left" draw:auto-grow-height="true" draw:auto-grow-width="false" fo:min-height="0.712cm" fo:min-width="0cm" fo:padding-top="0.175cm" fo:padding-bottom="0.175cm" fo:padding-left="0.3cm" fo:padding-right="0.3cm" loext:decorative="false"/>
      <style:paragraph-properties style:writing-mode="lr-tb"/>
    </style:style>
    <style:style style:name="gr4" style:family="graphic" style:parent-style-name="standard" style:list-style-name="L1">
      <style:graphic-properties svg:stroke-color="#000000" draw:fill="solid" draw:fill-color="#fff59d" draw:textarea-horizontal-align="justify" draw:textarea-vertical-align="middle" draw:auto-grow-height="true" fo:min-height="0cm" fo:min-width="0cm" fo:wrap-option="no-wrap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1cm" svg:stroke-color="#000000" draw:marker-start="Arrowheads_20_1" draw:marker-start-width="0.35cm" draw:marker-end="Arrow_20_large" draw:marker-end-width="0.35cm" draw:fill="solid" draw:fill-color="#424242" draw:textarea-vertical-align="middle" fo:padding-top="0.175cm" fo:padding-bottom="0.175cm" fo:padding-left="0.3cm" fo:padding-right="0.3cm" loext:decorative="false"/>
      <style:paragraph-properties style:writing-mode="lr-tb"/>
    </style:style>
    <style:style style:name="gr6" style:family="graphic" style:parent-style-name="standard">
      <style:graphic-properties svg:stroke-width="0.1cm" svg:stroke-color="#b71c1c" draw:marker-start="Half_20_Circle" draw:marker-start-width="0.35cm" draw:marker-end="Arrow_20_large" draw:marker-end-width="0.35cm" draw:fill="solid" draw:fill-color="#424242" draw:textarea-vertical-align="middle" fo:padding-top="0.175cm" fo:padding-bottom="0.175cm" fo:padding-left="0.3cm" fo:padding-right="0.3cm" loext:decorative="false"/>
    </style:style>
    <style:style style:name="gr7" style:family="graphic" style:parent-style-name="standard">
      <style:graphic-properties draw:stroke="solid" draw:stroke-dash="Dot" svg:stroke-width="0cm" svg:stroke-color="#212121" draw:marker-start-width="0.2cm" draw:marker-end-width="0.2cm" draw:stroke-linejoin="round" draw:fill="solid" draw:fill-color="#9fa8da" draw:textarea-horizontal-align="justify" draw:textarea-vertical-align="middle" draw:auto-grow-height="true" fo:min-height="0cm" fo:min-width="0cm" fo:padding-top="0.125cm" fo:padding-bottom="0.125cm" fo:padding-left="0.25cm" fo:padding-right="0.25cm" fo:wrap-option="no-wrap" draw:shadow="hidden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svg:stroke-color="#000000" draw:fill="solid" draw:fill-color="#fff59d" draw:textarea-horizontal-align="justify" draw:textarea-vertical-align="middle" draw:auto-grow-height="true" fo:min-height="0cm" fo:min-width="0cm" fo:wrap-option="no-wrap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1cm" svg:stroke-color="#ffc107" draw:marker-start="" draw:marker-start-width="0.35cm" draw:marker-end="Arrow_20_large" draw:marker-end-width="0.35cm" draw:textarea-vertical-align="middle" fo:padding-top="0.175cm" fo:padding-bottom="0.175cm" fo:padding-left="0.3cm" fo:padding-right="0.3cm" loext:decorative="false"/>
      <style:paragraph-properties style:writing-mode="lr-tb"/>
    </style:style>
    <style:style style:name="gr10" style:family="graphic" style:parent-style-name="standard">
      <style:graphic-properties draw:fill="solid" draw:fill-color="#80deea" draw:textarea-horizontal-align="justify" draw:textarea-vertical-align="middle" draw:auto-grow-height="false" fo:min-height="1.518cm" fo:min-width="1.446cm" fo:wrap-option="wrap" draw:shadow="visible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1cm" svg:stroke-color="#33691e" draw:marker-start="" draw:marker-start-width="0.35cm" draw:marker-end="Arrow_20_large" draw:marker-end-width="0.35cm" draw:textarea-vertical-align="middle" fo:padding-top="0.175cm" fo:padding-bottom="0.175cm" fo:padding-left="0.3cm" fo:padding-right="0.3cm" loext:decorative="false"/>
      <style:paragraph-properties style:writing-mode="lr-tb"/>
    </style:style>
    <style:style style:name="P1" style:family="paragraph">
      <loext:graphic-properties draw:fill="solid" draw:fill-color="#757575" draw:opacity="100%"/>
      <style:paragraph-properties fo:text-align="center" style:writing-mode="lr-tb"/>
    </style:style>
    <style:style style:name="P2" style:family="paragraph">
      <loext:graphic-properties draw:fill="solid" draw:fill-color="#616161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fff59d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424242"/>
      <style:paragraph-properties fo:text-align="center"/>
    </style:style>
    <style:style style:name="P7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8" style:family="paragraph">
      <loext:graphic-properties draw:fill="solid" draw:fill-color="#9fa8da"/>
      <style:paragraph-properties fo:text-align="start" style:writing-mode="lr-tb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9" style:family="paragraph">
      <loext:graphic-properties draw:fill="solid" draw:fill-color="#80deea"/>
      <style:paragraph-properties fo:text-align="center" style:writing-mode="lr-tb"/>
    </style:style>
    <style:style style:name="T1" style:family="text">
      <style:text-properties fo:font-size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IBM Plex Mono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g draw:style-name="gr1">
          <draw:custom-shape draw:style-name="gr2" draw:text-style-name="P1" draw:layer="layout" svg:width="28cm" svg:height="5.878cm" svg:x="7cm" svg:y="3.8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2" draw:layer="layout" svg:width="28cm" svg:height="1.062cm" svg:x="7cm" svg:y="3.872cm">
            <draw:text-box>
              <text:p>5) Sign your Code</text:p>
            </draw:text-box>
          </draw:frame>
          <draw:custom-shape draw:style-name="gr4" draw:text-style-name="P4" xml:id="id1" draw:id="id1" draw:layer="layout" svg:width="3.271cm" svg:height="0.725cm" svg:x="19.365cm" svg:y="8.35cm">
            <text:p text:style-name="P3"><text:span text:style-name="T1">HelloWord.exe</text:span></text:p>
            <draw:enhanced-geometry svg:viewBox="0 0 21600 21600" draw:type="rectangle" draw:enhanced-path="M 0 0 L 21600 0 21600 21600 0 21600 0 0 Z N"/>
          </draw:custom-shape>
          <draw:connector draw:style-name="gr5" draw:text-style-name="P6" draw:layer="layout" draw:type="curve" svg:x1="19.365cm" svg:y1="8.712cm" svg:x2="21cm" svg:y2="7.084cm" draw:start-shape="id1" draw:start-glue-point="3" draw:end-shape="id2" draw:end-glue-point="2" svg:d="M19365 8712c-753 0-628-498-31-668s1666-11 1666-960" svg:viewBox="0 0 2158 1629">
            <text:p text:style-name="P5">1</text:p>
          </draw:connector>
          <draw:connector draw:style-name="gr6" draw:text-style-name="P6" draw:layer="layout" draw:type="curve" svg:x1="21cm" svg:y1="3.181cm" svg:x2="21cm" svg:y2="5.944cm" draw:start-shape="id3" draw:start-glue-point="2" draw:end-shape="id2" draw:end-glue-point="0" svg:d="M21000 3181v2763" svg:viewBox="0 0 1 2764">
            <text:p/>
          </draw:connector>
          <draw:custom-shape draw:style-name="gr7" draw:text-style-name="P8" xml:id="id2" draw:id="id2" draw:layer="layout" svg:width="27.252cm" svg:height="1.14cm" svg:x="7.374cm" svg:y="5.944cm">
            <text:p text:style-name="P7"><text:span text:style-name="T2"><text:s/>signtool sign /fd sha256 /f code_signing.pfx /tr http://timestamp.digicert.com /td sha256 HelloWord.exe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8" draw:text-style-name="P4" xml:id="id3" draw:id="id3" draw:layer="layout" svg:width="7.154cm" svg:height="0.962cm" svg:x="17.423cm" svg:y="2.219cm">
            <text:p text:style-name="P3">🔑🔏 <text:span text:style-name="T1">Bundle: code_signing.pfx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onnector draw:style-name="gr9" draw:text-style-name="P5" draw:layer="layout" draw:type="curve" svg:x1="21cm" svg:y1="7.084cm" svg:x2="22.636cm" svg:y2="8.712cm" draw:start-shape="id2" draw:start-glue-point="2" draw:end-shape="id1" draw:end-glue-point="1" svg:d="M21000 7084c0 949 1068 790 1665 960s721 668-29 668" svg:viewBox="0 0 2157 1629">
            <text:p text:style-name="P5">2</text:p>
          </draw:connector>
          <draw:custom-shape draw:style-name="gr10" draw:text-style-name="P9" xml:id="id4" draw:id="id4" draw:layer="layout" svg:width="2.75cm" svg:height="2.5cm" svg:x="19.625cm" svg:y="10.5cm">
            <text:p text:style-name="P5">WE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5" draw:layer="layout" draw:type="curve" svg:x1="21cm" svg:y1="9.075cm" svg:x2="21cm" svg:y2="10.5cm" draw:start-shape="id1" draw:start-glue-point="2" draw:end-shape="id4" draw:end-glue-point="4" svg:d="M21000 9075v1425" svg:viewBox="0 0 1 1426">
            <text:p text:style-name="P5">3</text:p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IBM Plex Mono" svg:font-family="'IBM Plex Mono'" style:font-adornments="Regular" style:font-family-generic="modern" style:font-pitch="fixed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draw:marker draw:name="Arrowheads_20_1" draw:display-name="Arrowheads 1" svg:viewBox="0 0 15000 8146" svg:d="M29 0l-29 653 244 1943 761 1804 1183 1560 1562 1182 1806 760 1894 244 1994-244 1806-760 1562-1182 1183-1560 761-1804 244-1943-29-653z"/>
    <draw:marker draw:name="Arrowheads_20_2" draw:display-name="Arrowheads 2" svg:viewBox="0 0 15000 8146" svg:d="M29 0l-29 653 244 1943 761 1804 1183 1560 1562 1182 1806 760 1894 244 1994-244 1806-760 1562-1182 1183-1560 761-1804 244-1943-29-653z"/>
    <draw:marker draw:name="Concave" svg:viewBox="0 0 1131 1580" svg:d="M1013 1491l118 89-567-1580-564 1580 114-85 136-68 148-46 161-17 161 13 153 46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08T19:05:19.187544600</meta:creation-date>
    <dc:date>2025-10-09T12:45:41.609260700</dc:date>
    <meta:editing-duration>PT3H8M46S</meta:editing-duration>
    <meta:editing-cycles>31</meta:editing-cycles>
    <meta:generator>LibreOffice/25.2.5.2$Windows_X86_64 LibreOffice_project/03d19516eb2e1dd5d4ccd751a0d6f35f35e08022</meta:generator>
    <meta:document-statistic meta:object-count="11"/>
  </office:meta>
</office:document-meta>
</file>